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1000000ACEE0558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fo:min-height="5.3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6.516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cm" fo:margin-right="0cm" fo:text-indent="0cm"/>
      <style:text-properties fo:font-family="'Luxi Mono'" style:font-pitch="fixed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family="'Utah MT'" style:font-style-name="Regular" style:font-family-generic="swiss" style:font-pitch="variable" style:font-family-asian="'Utah MT'" style:font-style-name-asian="Regular" style:font-family-generic-asian="swiss" style:font-pitch-asian="variable" style:font-family-complex="'Utah MT'" style:font-style-name-complex="Regular" style:font-family-generic-complex="swiss" style:font-pitch-complex="variable"/>
    </style:style>
    <style:style style:name="T5" style:family="text">
      <style:text-properties fo:font-family="'Utah MT'" style:font-family-generic="swiss" style:font-pitch="variable" style:font-family-asian="'Utah MT'" style:font-style-name-asian="Regular" style:font-family-generic-asian="swiss" style:font-pitch-asian="variable" style:font-family-complex="'Utah MT'" style:font-style-name-complex="Regular" style:font-family-generic-complex="swiss" style:font-pitch-complex="variabl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b80047" fo:font-family="'Luxi Mono'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385cm" svg:x="1.471cm" svg:y="2.87cm" presentation:class="title" presentation:user-transformed="true">
          <draw:text-box>
            <text:p text:style-name="P1">Creating Wicked Cool Web UI <text:line-break/><text:span text:style-name="T1">(With Minimal Pain, Suffering, and Hair Loss)</text:span><text:line-break/>Using Ext JS</text:p>
          </draw:text-box>
        </draw:frame>
        <draw:frame draw:style-name="gr1" draw:text-style-name="P1" draw:layer="layout" svg:width="15.24cm" svg:height="3.205cm" svg:x="6.38cm" svg:y="11.43cm">
          <draw:text-box>
            <text:p text:style-name="P2">Authored by <text:span text:style-name="T2">Gregary Hendricks</text:span></text:p>
            <text:p text:style-name="P2">Novell IS&amp;T Application Engineer </text:p>
            <text:p text:style-name="P2">Bugzilla and Testopia Person </text:p>
            <text:p text:style-name="P2"><text:span text:style-name="T3">(and all around nice gu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The Journey Begin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id="id1" text:style-name="P4">Testopia Project</text:p>
              </text:list-item>
            </text:list>
            <text:list text:style-name="L2">
              <text:list-item>
                <text:p text:id="id2" text:style-name="P4">Ajax? Isn't that a cleaner?</text:p>
              </text:list-item>
            </text:list>
            <text:list text:style-name="L2">
              <text:list-item>
                <text:p text:id="id3" text:style-name="P4">Dojo has the moves, teach me Sensei </text:p>
              </text:list-item>
            </text:list>
            <text:list text:style-name="L2">
              <text:list-item>
                <text:p text:id="id4" text:style-name="P4">Ummm, then again...</text:p>
              </text:list-item>
            </text:list>
            <text:list text:style-name="L2">
              <text:list-item>
                <text:list>
                  <text:list-item>
                    <text:p text:id="id5" text:style-name="P5">Docs anyon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5">This is going to take how long to loa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Step 1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id="id7" text:style-name="P4">Learn Javascript</text:p>
              </text:list-item>
            </text:list>
            <text:list text:style-name="L2">
              <text:list-item>
                <text:list>
                  <text:list-item>
                    <text:p text:id="id8" text:style-name="P5">Javascript !=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5">Javascript <text:span text:style-name="T4">≈</text:span><text:span text:style-name="T5"> Perl (or Ruby, Python, Lisp etc.)</text:span></text:p>
                  </text:list-item>
                </text:list>
              </text:list-item>
            </text:list>
            <text:list text:style-name="L2">
              <text:list-item>
                <text:p text:id="id10" text:style-name="P4">Douglas Crockford is the man!</text:p>
              </text:list-item>
            </text:list>
            <text:list text:style-name="L2">
              <text:list-item>
                <text:list>
                  <text:list-item>
                    <text:p text:id="id11" text:style-name="P5">“The JavaScript Programming Language” series available on YUI Thea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5">“Javascript: The Good Parts” from O'Reil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Step 2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id="id13" text:style-name="P4">Set up your development environment</text:p>
              </text:list-item>
            </text:list>
            <text:list text:style-name="L2">
              <text:list-item>
                <text:list>
                  <text:list-item>
                    <text:p text:id="id14" text:style-name="P5">Develop in a real browser (Firefox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5">FIREBUG RULES!!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5">I use Eclipse + Aptan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" text:style-name="P5">Rockstar Apps plugin for managing your JS 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" text:style-name="P6">Concats and minifies while maintaining load ord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" text:style-name="P6"><text:a xlink:href="http://www.rockstarapps.com/">http://www.rockstarapps.com/</text:a>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The Legal Stuff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id="id20" text:style-name="P4">Ext JS is GPL 3</text:p>
              </text:list-item>
            </text:list>
            <text:list text:style-name="L2">
              <text:list-item>
                <text:list>
                  <text:list-item>
                    <text:p text:id="id21" text:style-name="P5">Notice I said GPL, not LGP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5">Used to be LGPL... sortof</text:p>
                  </text:list-item>
                </text:list>
              </text:list-item>
            </text:list>
            <text:list text:style-name="L2">
              <text:list-item>
                <text:p text:id="id23" text:style-name="P4">Dual Licensed </text:p>
              </text:list-item>
            </text:list>
            <text:list text:style-name="L2">
              <text:list-item>
                <text:list>
                  <text:list-item>
                    <text:p text:id="id24" text:style-name="P5">“Quid Pro Quo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5">Purchase developer licenses for commercial applic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Getting Ext J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 text:style-name="P4">Download: <text:line-break/><text:tab/><text:span text:style-name="T1"><text:a xlink:href="http://extjs.com/products/extjs/download.php">http://extjs.com/products/extjs/download.php</text:a></text:span></text:p>
              </text:list-item>
            </text:list>
            <text:list text:style-name="L2">
              <text:list-item>
                <text:p text:style-name="P4"><text:span text:style-name="T6">Unzip it somewhere your web server can get 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text-style-name="P1" draw:layer="layout" svg:width="25.199cm" svg:height="3.507cm" svg:x="1.4cm" svg:y="0.837cm" presentation:class="title">
          <draw:text-box>
            <text:p text:style-name="P1">Including Stuff</text:p>
          </draw:text-box>
        </draw:frame>
        <draw:frame draw:style-name="gr1" draw:text-style-name="P7" draw:layer="layout" svg:width="24.765cm" svg:height="9.494cm" svg:x="1.27cm" svg:y="5.08cm">
          <draw:text-box>
            <text:p text:style-name="P1">&lt;html&gt;</text:p>
            <text:p text:style-name="P1">&lt;head&gt;</text:p>
            <text:p text:style-name="P1"><text:s text:c="4"/>&lt;link rel="stylesheet" type="text/css" </text:p>
            <text:p text:style-name="P1"><text:tab/>href="path/to/extjs/resources/css/ext-all.css" /&gt;</text:p>
            <text:p text:style-name="P1"/>
            <text:p text:style-name="P1"><text:s text:c="4"/>&lt;link rel="stylesheet" type="text/css" </text:p>
            <text:p text:style-name="P1"><text:tab/>href="path/to/extjs/resources/css/xtheme-default.css" /&gt;</text:p>
            <text:p text:style-name="P1"><text:tab/></text:p>
            <text:p text:style-name="P1"><text:s text:c="4"/>&lt;script type="text/javascript" src="path/to/extjs/adapter/ext/ext-base.js"&gt;&lt;/script&gt;</text:p>
            <text:p text:style-name="P1"><text:tab/></text:p>
            <text:p text:style-name="P1"><text:s text:c="4"/>&lt;script type="text/javascript" src="path/to/extjs/ext-all.js"&gt;&lt;/script&gt;</text:p>
            <text:p text:style-name="P1"/>
            <text:p text:style-name="P1"><text:tab/>..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Theme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 text:id="id26" text:style-name="P4">Two available out of the box</text:p>
              </text:list-item>
            </text:list>
            <text:list text:style-name="L2">
              <text:list-item>
                <text:list>
                  <text:list-item>
                    <text:p text:id="id27" text:style-name="P5">Defa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5">Gray</text:p>
                  </text:list-item>
                </text:list>
              </text:list-item>
            </text:list>
            <text:list text:style-name="L2">
              <text:list-item>
                <text:p text:id="id29" text:style-name="P4">Others available on the web or create your ow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Adapter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 text:id="id30" text:style-name="P4">Default is Ext base</text:p>
              </text:list-item>
            </text:list>
            <text:list text:style-name="L2">
              <text:list-item>
                <text:p text:id="id31" text:style-name="P4">Others available</text:p>
              </text:list-item>
            </text:list>
            <text:list text:style-name="L2">
              <text:list-item>
                <text:list>
                  <text:list-item>
                    <text:p text:id="id32" text:style-name="P5">Jque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5">Proto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5">YU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Minified vs. Debug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 text:id="id35" text:style-name="P4">ext-all.js is minified</text:p>
              </text:list-item>
            </text:list>
            <text:list text:style-name="L2">
              <text:list-item>
                <text:list>
                  <text:list-item>
                    <text:p text:id="id36" text:style-name="P5">Boosts performance, but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5">difficult to debu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5"><text:span text:style-name="T7">Error on line 1 char 139887</text:span></text:p>
                  </text:list-item>
                </text:list>
              </text:list-item>
            </text:list>
            <text:list text:style-name="L2">
              <text:list-item>
                <text:p text:id="id39" text:style-name="P4">Use ext-all-debug.js while developing</text:p>
              </text:list-item>
            </text:list>
            <text:list text:style-name="L2">
              <text:list-item>
                <text:list>
                  <text:list-item>
                    <text:p text:id="id40" text:style-name="P5">Consider an admin setting for Deployment vs develop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Getting Down And Dirty</text:p>
          </draw:text-box>
        </draw:frame>
        <draw:frame presentation:style-name="pr7" draw:text-style-name="P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 text:style-name="P4">Ext.onReady()</text:p>
              </text:list-item>
            </text:list>
            <text:list text:style-name="L2">
              <text:list-item>
                <text:list>
                  <text:list-item>
                    <text:p text:style-name="P5">Executes “when the page is darned good and ready”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 the same as &lt;body onload&gt;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9.685cm" svg:height="1.187cm" svg:x="4.445cm" svg:y="12.7cm">
          <draw:text-box>
            <text:p text:style-name="P1"/>
          </draw:text-box>
        </draw:frame>
        <draw:frame draw:style-name="gr1" draw:text-style-name="P1" draw:layer="layout" svg:width="15.875cm" svg:height="3.806cm" svg:x="5.08cm" svg:y="12.065cm">
          <draw:text-box>
            <text:p text:style-name="P1">&lt;script type=”text/javascript”&gt;</text:p>
            <text:p text:style-name="P1">Ext.onReady(function(){</text:p>
            <text:p text:style-name="P1"><text:tab/>// do some stuff</text:p>
            <text:p text:style-name="P1">});</text:p>
            <text:p text:style-name="P1">&lt;/script&gt;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8" draw:layer="layout" svg:width="25.199cm" svg:height="3.256cm" svg:x="1.4cm" svg:y="0.962cm" presentation:class="title" presentation:user-transformed="true">
          <draw:text-box>
            <text:p text:style-name="P1"><text:span text:style-name="T6">Layouts, Components, and Containers (oh, my!) </text:span>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id="id41" text:style-name="P4">Containers</text:p>
              </text:list-item>
            </text:list>
            <text:list text:style-name="L2">
              <text:list-item>
                <text:list>
                  <text:list-item>
                    <text:p text:id="id42" text:style-name="P5">Viewport, Window, or Panel (TabPanel, GridPanel and various other xPanels)</text:p>
                  </text:list-item>
                </text:list>
              </text:list-item>
            </text:list>
            <text:list text:style-name="L2">
              <text:list-item>
                <text:p text:id="id43" text:style-name="P4">Layouts</text:p>
              </text:list-item>
            </text:list>
            <text:list text:style-name="L2">
              <text:list-item>
                <text:list>
                  <text:list-item>
                    <text:p text:id="id44" text:style-name="P5">Fit, Border, Accordion, etc</text:p>
                  </text:list-item>
                </text:list>
              </text:list-item>
            </text:list>
            <text:list text:style-name="L2">
              <text:list-item>
                <text:p text:id="id45" text:style-name="P4">Components</text:p>
              </text:list-item>
            </text:list>
            <text:list text:style-name="L2">
              <text:list-item>
                <text:list>
                  <text:list-item>
                    <text:p text:id="id46" text:style-name="P5">Widge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3" draw:text-style-name="P1" draw:layer="layout" svg:width="25.199cm" svg:height="3.507cm" svg:x="1.4cm" svg:y="0.837cm" presentation:class="title">
          <draw:text-box>
            <text:p text:style-name="P1">Widgets, Widgets, Widgets </text:p>
          </draw:text-box>
        </draw:frame>
        <draw:frame presentation:style-name="pr8" draw:text-style-name="P4" draw:layer="layout" svg:width="12.296cm" svg:height="13.86cm" svg:x="1.4cm" svg:y="4.914cm" presentation:class="outline">
          <draw:text-box>
            <text:list text:style-name="L2">
              <text:list-item>
                <text:p text:style-name="P4">Grids</text:p>
              </text:list-item>
            </text:list>
            <text:list text:style-name="L2">
              <text:list-item>
                <text:p text:style-name="P4">Trees</text:p>
              </text:list-item>
            </text:list>
            <text:list text:style-name="L2">
              <text:list-item>
                <text:p text:style-name="P4">Forms</text:p>
              </text:list-item>
            </text:list>
            <text:list text:style-name="L2">
              <text:list-item>
                <text:p text:style-name="P4">Menus</text:p>
              </text:list-item>
            </text:list>
          </draw:text-box>
        </draw:frame>
        <draw:frame presentation:style-name="Default-outline1" draw:layer="layout" svg:width="12.296cm" svg:height="13.609cm" svg:x="14.311cm" svg:y="4.914cm" presentation:class="outline">
          <draw:text-box>
            <text:list text:style-name="L2">
              <text:list-item>
                <text:p text:style-name="P4">Toolbars</text:p>
              </text:list-item>
            </text:list>
            <text:list text:style-name="L2">
              <text:list-item>
                <text:p text:style-name="P4">Buttons</text:p>
              </text:list-item>
            </text:list>
            <text:list text:style-name="L2">
              <text:list-item>
                <text:p text:style-name="P4">State Manager</text:p>
              </text:list-item>
            </text:list>
            <text:list text:style-name="L2">
              <text:list-item>
                <text:p text:style-name="P4">Windows</text:p>
              </text:list-item>
            </text:list>
            <text:list text:style-name="L2">
              <text:list-item>
                <text:p text:style-name="P4">Data stores</text:p>
              </text:list-item>
            </text:list>
            <text:list text:style-name="L2">
              <text:list-item>
                <text:p text:style-name="P4">Drag and Dr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9" draw:text-style-name="P1" draw:layer="layout" svg:width="25.199cm" svg:height="13.609cm" svg:x="1.346cm" svg:y="4.148cm" presentation:class="subtitle" presentation:user-transformed="true">
          <draw:text-box>
            <text:p text:style-name="P1">Some Ex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(Hyper)Extend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id="id47" text:style-name="P4">Ext.extend</text:p>
              </text:list-item>
            </text:list>
            <text:list text:style-name="L2">
              <text:list-item>
                <text:list>
                  <text:list-item>
                    <text:p text:id="id48" text:style-name="P5">Allows you to customize any widg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5">Easy code res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5">Example: UserLooku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Building With Style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 text:id="id51" text:style-name="P4">XTemplate</text:p>
              </text:list-item>
            </text:list>
            <text:list text:style-name="L2">
              <text:list-item>
                <text:list>
                  <text:list-item>
                    <text:p text:id="id52" text:style-name="P5">Allows you to define look and feel for any component</text:p>
                  </text:list-item>
                </text:list>
              </text:list-item>
            </text:list>
            <text:list text:style-name="L2">
              <text:list-item>
                <text:p text:id="id53" text:style-name="P4">applyStyle</text:p>
              </text:list-item>
            </text:list>
            <text:list text:style-name="L2">
              <text:list-item>
                <text:p text:id="id54" text:style-name="P4">removeStyle</text:p>
              </text:list-item>
            </text:list>
            <text:list text:style-name="L2">
              <text:list-item>
                <text:p text:id="id55" text:style-name="P4">Ic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Tips and Trick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 text:id="id56" text:style-name="P4">ALWAYS DEFINE AN ID!</text:p>
              </text:list-item>
            </text:list>
            <text:list text:style-name="L2">
              <text:list-item>
                <text:p text:id="id57" text:style-name="P4">Items array and xtype</text:p>
              </text:list-item>
            </text:list>
            <text:list text:style-name="L2">
              <text:list-item>
                <text:p text:id="id58" text:style-name="P4">tbar, bbar</text:p>
              </text:list-item>
            </text:list>
            <text:list text:style-name="L2">
              <text:list-item>
                <text:p text:id="id59" text:style-name="P4">listeners</text:p>
              </text:list-item>
            </text:list>
            <text:list text:style-name="L2">
              <text:list-item>
                <text:p text:id="id60" text:style-name="P4">Be sneaky, but only when you have to<text:tab/></text:p>
              </text:list-item>
            </text:list>
            <text:list text:style-name="L2">
              <text:list-item>
                <text:list>
                  <text:list-item>
                    <text:p text:id="id61" text:style-name="P5">Updating “private” properties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Where to Next?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 text:style-name="P4">Docs</text:p>
              </text:list-item>
            </text:list>
            <text:list text:style-name="L2">
              <text:list-item>
                <text:p text:style-name="P4">Forums</text:p>
              </text:list-item>
            </text:list>
            <text:list text:style-name="L2">
              <text:list-item>
                <text:p text:style-name="P4">Examples</text:p>
              </text:list-item>
            </text:list>
            <text:list text:style-name="L2">
              <text:list-item>
                <text:p text:style-name="P4">Tutorials</text:p>
              </text:list-item>
            </text:list>
            <text:list text:style-name="L2">
              <text:list-item>
                <text:p text:style-name="P4">Paid suppor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Arial" style:font-family-generic-asian="system" style:font-pitch-asian="variable" style:font-size-asian="44pt" style:font-style-asian="italic" style:font-weight-asian="normal" style:font-family-complex="Lucidasans" style:font-family-generic-complex="system" style:font-pitch-complex="variable" style:font-size-complex="44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fo:min-height="13.609cm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Utah MT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Arial" style:font-family-generic-asian="system" style:font-pitch-asian="variable" style:font-size-asian="32pt" style:language-asian="en" style:country-asian="US" style:font-style-asian="normal" style:font-weight-asian="normal" style:font-family-complex="Lucidasans" style:font-family-generic-complex="system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dash" draw:stroke-dash="Ultrafine_20_Dashed" svg:stroke-width="0.254cm" svg:stroke-color="#000080" draw:marker-start="" draw:marker-start-width="0.381cm" draw:marker-end-width="0.381cm" draw:stroke-linejoin="round" draw:textarea-horizontal-align="center" draw:textarea-vertical-align="middle" fo:padding-top="0.127cm" fo:padding-bottom="0.127cm" fo:padding-left="0.127cm" fo:padding-right="0.127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family="'Utah MT'" style:font-family-generic="swiss" style:font-pitch="variable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Utah MT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draw:style-name="gr3" draw:text-style-name="P3" draw:layer="backgroundobjects" svg:width="5.113cm" svg:height="6.066cm" svg:x="0cm" svg:y="14.934cm">
        <draw:image xlink:href="Pictures/1000020100000091000000ACEE05583E.png" xlink:type="simple" xlink:show="embed" xlink:actuate="onLoad">
          <text:p text:style-name="P4"/>
        </draw:image>
      </draw:frame>
      <draw:frame presentation:style-name="pr1" draw:text-style-name="P4" draw:layer="backgroundobjects" svg:width="25.199cm" svg:height="3.506cm" svg:x="1.4cm" svg:y="0.837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2">2008 Creative Commons Share Alike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4" draw:text-style-name="P3" draw:layer="backgroundobjects" svg:x1="6.35cm" svg:y1="1.27cm" svg:x2="27.94cm" svg:y2="1.27cm">
        <text:p text:style-name="P4"/>
      </draw:line>
      <draw:line presentation:style-name="pr4" draw:text-style-name="P3" draw:layer="backgroundobjects" svg:x1="26.67cm" svg:y1="17.78cm" svg:x2="26.67cm" svg:y2="0cm">
        <text:p text:style-name="P4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/i386 OpenOffice.org_project/680m3$Build-9066</meta:generator>
    <meta:initial-creator>Greg Hendricks</meta:initial-creator>
    <meta:creation-date>2008-08-26T10:43:12</meta:creation-date>
    <dc:date>2008-09-02T18:16:03</dc:date>
    <dc:language>en-US</dc:language>
    <meta:editing-cycles>9</meta:editing-cycles>
    <meta:editing-duration>PT11H11M34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